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ymbol" svg:font-family="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WWNum1">
      <style:paragraph-properties fo:text-align="start" style:justify-single-word="false"/>
    </style:style>
    <style:style style:name="P4" style:family="paragraph" style:parent-style-name="Standard" style:list-style-name="WWNum2">
      <style:paragraph-properties fo:text-align="start" style:justify-single-word="false"/>
    </style:style>
    <style:style style:name="P5" style:family="paragraph" style:parent-style-name="Standard">
      <style:text-properties officeooo:rsid="001caf13" officeooo:paragraph-rsid="001ca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minik Gołata 160221</text:p>
      <text:p text:style-name="Standard"/>
      <text:p text:style-name="P1">Sprawozdanie sk2</text:p>
      <text:p text:style-name="P1"/>
      <text:p text:style-name="P1">Temat</text:p>
      <text:p text:style-name="P1"/>
      <text:p text:style-name="P1"/>
      <text:p text:style-name="P2">1. Opis projektu <text:bookmark-start text:name="__DdeLink__1_1113912373"/>(0.5 strony)<text:bookmark-end text:name="__DdeLink__1_1113912373"/></text:p>
      <text:p text:style-name="P2"/>
      <text:list text:style-name="WWNum1">
        <text:list-item>
          <text:p text:style-name="P3">krótki opis</text:p>
        </text:list-item>
        <text:list-item>
          <text:p text:style-name="P3">użyta technologia<text:line-break/></text:p>
        </text:list-item>
      </text:list>
      <text:p text:style-name="P2">2. Opis komunikacji pomiędzy serwerem i klientem (0.5 strony, może być schemat/rysunek)</text:p>
      <text:p text:style-name="P2"/>
      <text:p text:style-name="P2">3. Podsumowanie (0.5-1 strona)</text:p>
      <text:p text:style-name="P2"/>
      <text:list text:style-name="WWNum2">
        <text:list-item>
          <text:p text:style-name="P4">Najważniejsze informacje o implementacji</text:p>
        </text:list-item>
        <text:list-item>
          <text:p text:style-name="P4">Co sprawiło trudność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7T09:06:53.304827484</dc:date>
    <meta:editing-duration>PT2M38S</meta:editing-duration>
    <meta:editing-cycles>1</meta:editing-cycles>
    <meta:document-statistic meta:table-count="0" meta:image-count="0" meta:object-count="0" meta:page-count="1" meta:paragraph-count="10" meta:word-count="42" meta:character-count="281" meta:non-whitespace-character-count="252"/>
    <meta:generator>LibreOffice/24.2.7.2$Linux_X86_64 LibreOffice_project/420$Build-2</meta:generator>
  </office:meta>
</office:document-meta>
</file>